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paragraph-properties fo:margin-top="0cm" fo:margin-bottom="0cm" style:contextual-spacing="false" fo:line-height="150%" fo:text-align="center" style:justify-single-word="false"/>
      <style:text-properties fo:font-size="20pt" fo:language="en" fo:country="US" fo:font-weight="normal" officeooo:rsid="003a672d" officeooo:paragraph-rsid="003a672d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line-height="200%"/>
      <style:text-properties fo:language="en" fo:country="US"/>
    </style:style>
    <style:style style:name="P3" style:family="paragraph" style:parent-style-name="Text_20_body" style:list-style-name="L1">
      <style:paragraph-properties fo:margin-top="0cm" fo:margin-bottom="0cm" style:contextual-spacing="false" fo:line-height="150%"/>
      <style:text-properties fo:language="en" fo:country="US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font-size="9pt" fo:language="en" fo:country="US" fo:font-weight="normal" officeooo:rsid="00170313" officeooo:paragraph-rsid="00170313" style:font-size-asian="7.84999990463257pt" style:font-weight-asian="normal" style:font-size-complex="9pt" style:font-weight-complex="normal"/>
    </style:style>
    <style:style style:name="T1" style:family="text">
      <style:text-properties officeooo:rsid="0037f354"/>
    </style:style>
    <style:style style:name="T2" style:family="text">
      <style:text-properties officeooo:rsid="00398d8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Tools</text:h>
      <text:p text:style-name="P4"/>
      <text:section text:style-name="Sect1" text:name="Section1">
        <text:list xml:id="list616701169" text:style-name="L1">
          <text:list-item>
            <text:p text:style-name="P3"><text:s/>bottle opener.</text:p>
          </text:list-item>
          <text:list-item>
            <text:p text:style-name="P3"><text:s/>briefcase.</text:p>
          </text:list-item>
          <text:list-item>
            <text:p text:style-name="P3"><text:s/>broom.</text:p>
          </text:list-item>
          <text:list-item>
            <text:p text:style-name="P3"><text:s/>chain saw.</text:p>
          </text:list-item>
          <text:list-item>
            <text:p text:style-name="P3"><text:s/>compass.</text:p>
          </text:list-item>
          <text:list-item>
            <text:p text:style-name="P3"><text:s/>computer.</text:p>
          </text:list-item>
          <text:list-item>
            <text:p text:style-name="P3"><text:s/>corkscrew.</text:p>
          </text:list-item>
          <text:list-item>
            <text:p text:style-name="P3"><text:s/>crowbar.</text:p>
          </text:list-item>
          <text:list-item>
            <text:p text:style-name="P3"><text:s/>drill.</text:p>
          </text:list-item>
          <text:list-item>
            <text:p text:style-name="P3"><text:s/>drums.</text:p>
          </text:list-item>
          <text:list-item>
            <text:p text:style-name="P3"><text:s/>eyedropper.</text:p>
          </text:list-item>
          <text:list-item>
            <text:p text:style-name="P3"><text:s/>fishhook.</text:p>
          </text:list-item>
          <text:list-item>
            <text:p text:style-name="P3"><text:s/>fishing net.</text:p>
          </text:list-item>
          <text:list-item>
            <text:p text:style-name="P3"><text:s/>fishing rod.</text:p>
          </text:list-item>
          <text:list-item>
            <text:p text:style-name="P3"><text:s/>gardener fork.</text:p>
          </text:list-item>
          <text:list-item>
            <text:p text:style-name="P3"><text:s/>glasses.</text:p>
          </text:list-item>
          <text:list-item>
            <text:p text:style-name="P3"><text:s/>guitar.</text:p>
          </text:list-item>
          <text:list-item>
            <text:p text:style-name="P3"><text:s/>gun. (handgun).</text:p>
          </text:list-item>
          <text:list-item>
            <text:p text:style-name="P3"><text:s/>hair cutting scissors.</text:p>
          </text:list-item>
          <text:list-item>
            <text:p text:style-name="P3"><text:s/>hammer.</text:p>
          </text:list-item>
          <text:list-item>
            <text:p text:style-name="P3"><text:s/>handsaw.</text:p>
          </text:list-item>
          <text:list-item>
            <text:p text:style-name="P3"><text:s/>hard hat.</text:p>
          </text:list-item>
          <text:list-item>
            <text:p text:style-name="P3"><text:s/>hoe.</text:p>
          </text:list-item>
          <text:list-item>
            <text:p text:style-name="P3"><text:s/>iron.</text:p>
          </text:list-item>
          <text:list-item>
            <text:p text:style-name="P3"><text:s/>ladder.</text:p>
          </text:list-item>
          <text:list-item>
            <text:p text:style-name="P3"><text:s/>microphone.</text:p>
          </text:list-item>
          <text:list-item>
            <text:p text:style-name="P3"><text:s/>nails.</text:p>
          </text:list-item>
          <text:list-item>
            <text:p text:style-name="P3"><text:s/>notice board.</text:p>
          </text:list-item>
          <text:list-item>
            <text:p text:style-name="P3">paintbrush.</text:p>
          </text:list-item>
          <text:list-item>
            <text:p text:style-name="P3"><text:s/>paper punch.</text:p>
          </text:list-item>
          <text:list-item>
            <text:p text:style-name="P3"><text:s/>pliers.</text:p>
          </text:list-item>
          <text:list-item>
            <text:p text:style-name="P3"><text:s/>printer.</text:p>
          </text:list-item>
          <text:list-item>
            <text:p text:style-name="P3"><text:s/>projector.</text:p>
          </text:list-item>
          <text:list-item>
            <text:p text:style-name="P3"><text:s/>rake.</text:p>
          </text:list-item>
          <text:list-item>
            <text:p text:style-name="P3"><text:s/>rubber stamp.</text:p>
          </text:list-item>
          <text:list-item>
            <text:p text:style-name="P3"><text:s/>scale.</text:p>
          </text:list-item>
          <text:list-item>
            <text:p text:style-name="P3"><text:s/>screw driver.</text:p>
          </text:list-item>
          <text:list-item>
            <text:p text:style-name="P3"><text:s/>sewing machine.</text:p>
          </text:list-item>
          <text:list-item>
            <text:p text:style-name="P3"><text:s/>shovel.</text:p>
          </text:list-item>
          <text:list-item>
            <text:p text:style-name="P3"><text:s/>stethoscope.</text:p>
          </text:list-item>
          <text:list-item>
            <text:p text:style-name="P3"><text:s/>sticky notes.</text:p>
          </text:list-item>
          <text:list-item>
            <text:p text:style-name="P3"><text:s/>syringe.</text:p>
          </text:list-item>
          <text:list-item>
            <text:p text:style-name="P3"><text:s/>tape dispenser.</text:p>
          </text:list-item>
          <text:list-item>
            <text:p text:style-name="P3"><text:s/>tape measure.</text:p>
          </text:list-item>
          <text:list-item>
            <text:p text:style-name="P3"><text:s/>thermometer.</text:p>
          </text:list-item>
          <text:list-item>
            <text:p text:style-name="P3"><text:s/>tractor.</text:p>
          </text:list-item>
          <text:list-item>
            <text:p text:style-name="P3"><text:s/>wastebasket.</text:p>
          </text:list-item>
          <text:list-item>
            <text:p text:style-name="P3"><text:s/>water hose.</text:p>
          </text:list-item>
          <text:list-item>
            <text:p text:style-name="P3"><text:s/>wheelbarrow.</text:p>
          </text:list-item>
          <text:list-item>
            <text:p text:style-name="P3"><text:s/>wrench.</text:p>
          </text:list-item>
          <text:list-item>
            <text:p text:style-name="P3"><text:s/>wrenches.</text:p>
          </text:list-item>
          <text:list-item>
            <text:p text:style-name="P3"><text:s/>xerox. (copier)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004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6T17:33:45.654000000</dc:date>
    <dc:creator>E G</dc:creator>
    <meta:editing-duration>PT5H35M31S</meta:editing-duration>
    <meta:editing-cycles>3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3" meta:word-count="124" meta:character-count="725" meta:non-whitespace-character-count="655"/>
  </office:meta>
</office:document-meta>
</file>